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keep-with-next="always" fo:widows="0" fo:orphans="0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T3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" style:parent-style-name="Normal" style:family="paragraph">
      <style:paragraph-properties fo:text-align="justify" style:writing-mode="rl-tb" fo:margin-top="0.0833in" fo:margin-bottom="0in" fo:line-height="100%"/>
    </style:style>
    <style:style style:name="T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Obadiah<text:s/></text:span><text:span text:style-name="T3">1</text:span>‬‬</text:p>
      <text:p text:style-name="P4"><text:span text:style-name="T5">1</text:span><text:span text:style-name="T6"> </text:span><text:span text:style-name="T7">חֲז֖וֹן עֹֽבַדְיָ֑ה כֹּֽה־אָמַר֩ אֲדֹנָ֨י יְהוִ֜ה לֶאֱד֗וֹם שְׁמוּעָ֨ה שָׁמַ֜עְנוּ מֵאֵ֤ת יְהוָה֙ וְצִיר֙ בַּגּוֹיִ֣ם שֻׁלָּ֔ח ק֛וּמוּ וְנָק֥וּמָה עָלֶיהָ</text:span><text:span text:style-name="T8">‬‏ לַמִּלְחָמָֽה</text:span><text:span text:style-name="T9">׃<text:s/></text:span><text:span text:style-name="T10">2</text:span><text:span text:style-name="T11"> </text:span><text:span text:style-name="T12">הִנֵּ֥ה קָטֹ֛ן נְתַתִּ֖יךָ בַּגּוֹיִ֑ם בָּז֥וּי אַתָּ֖ה מְאֹֽד׃<text:s/></text:span><text:span text:style-name="T13">‬</text:span>‬<text:span text:style-name="T14">3</text:span><text:span text:style-name="T15"> </text:span><text:span text:style-name="T16">זְד֤וֹן לִבְּךָ֙ הִשִּׁיאֶ֔ךָ שֹׁכְנִ֥י בְחַגְוֵי־סֶ֖לַע מְר֣וֹם שִׁבְתּ֑וֹ אֹמֵ֣ר בְּלִבּ֔וֹ מִ֥י יוֹרִדֵ֖נִי אָֽרֶץ׃<text:s/></text:span><text:span text:style-name="T17">‬</text:span>‬<text:span text:style-name="T18">4</text:span><text:span text:style-name="T19"> </text:span><text:span text:style-name="T20">אִם־תַּגְבִּ֣יהַּ כַּנֶּ֔שֶׁר וְאִם־בֵּ֥ין כּֽוֹכָבִ֖ים שִׂ֣ים קִנֶּ֑ךָ מִשָּׁ֥ם אוֹרִֽידְךָ֖ נְאֻם־יְהוָֽה׃<text:s/></text:span><text:span text:style-name="T21">‬</text:span>‬<text:span text:style-name="T22">5</text:span><text:span text:style-name="T23"> </text:span><text:span text:style-name="T24">אִם־גַּנָּבִ֤ים בָּאֽוּ־לְךָ֙ אִם־שׁ֣וֹדְדֵי לַ֔יְלָה אֵ֣יךְ נִדְמֵ֔יתָה הֲל֥וֹא יִגְנְב֖וּ דַּיָּ֑ם אִם־בֹּֽצְרִים֙ בָּ֣אוּ לָ֔ךְ הֲל֖וֹא יַשְׁאִ֥ירוּ עֹלֵלֽוֹת׃<text:s/></text:span><text:span text:style-name="T25">‬</text:span>‬<text:span text:style-name="T26">6</text:span><text:span text:style-name="T27"> </text:span><text:span text:style-name="T28">אֵ֚יךְ נֶחְפְּשׂ֣וּ עֵשָׂ֔ו נִבְע֖וּ מַצְפֻּנָֽיו׃<text:s/></text:span><text:span text:style-name="T29">‬</text:span>‬<text:span text:style-name="T30">7</text:span><text:span text:style-name="T31"> </text:span><text:span text:style-name="T32">עַֽד־הַגְּב֣וּל שִׁלְּח֗וּךָ כֹּ֚ל אַנְשֵׁ֣י בְרִיתֶ֔ךָ הִשִּׁיא֛וּךָ יָכְל֥וּ לְךָ֖ אַנְשֵׁ֣י שְׁלֹמֶ֑ךָ לַחְמְךָ֗ יָשִׂ֤ימוּ מָזוֹר֙ תַּחְתֶּ֔יךָ אֵ֥ין תְּבוּנָ֖ה בּֽוֹ׃<text:s/></text:span><text:span text:style-name="T33">‬</text:span>‬<text:span text:style-name="T34">8</text:span><text:span text:style-name="T35"> </text:span><text:span text:style-name="T36">הֲל֛וֹא בַּיּ֥וֹם הַה֖וּא נְאֻם יְהוָ֑ה וְהַאֲבַדְתִּ֤י חֲכָמִים֙ מֵֽאֱד֔וֹם וּתְבוּנָ֖ה מֵהַ֥ר עֵשָֽׂו׃<text:s/></text:span><text:span text:style-name="T37">‬</text:span>‬<text:span text:style-name="T38">9</text:span><text:span text:style-name="T39"> </text:span><text:span text:style-name="T40">וְחַתּ֥וּ גִבּוֹרֶ֖יךָ תֵּימָ֑ן לְמַ֧עַן יִכָּֽרֶת־אִ֛ישׁ מֵהַ֥ר עֵשָׂ֖ו מִקָּֽטֶל׃<text:s/></text:span><text:span text:style-name="T41">‬</text:span>‬<text:span text:style-name="T42">10</text:span><text:span text:style-name="T43"> </text:span><text:span text:style-name="T44">מֵחֲמַ֛ס אָחִ֥יךָ יַעֲקֹ֖ב תְּכַסְּךָ֣ בוּשָׁ֑ה וְנִכְרַ֖תָּ לְעוֹלָֽם׃<text:s/></text:span><text:span text:style-name="T45">‬</text:span>‬<text:span text:style-name="T46">11</text:span><text:span text:style-name="T47"> </text:span><text:span text:style-name="T48">בְּיוֹם֙ עֲמָֽדְךָ֣ מִנֶּ֔גֶד בְּי֛וֹם שְׁב֥וֹת זָרִ֖ים חֵיל֑וֹ וְנָכְרִ֞ים בָּ֣אוּ *שערו **שְׁעָרָ֗יו וְעַל־יְרוּשָׁלִַ֙ם֙ יַדּ֣וּ גוֹרָ֔ל גַּם־אַתָּ֖ה כְּאַחַ֥ד מֵהֶֽם׃<text:s/></text:span><text:span text:style-name="T49">‬</text:span>‬<text:span text:style-name="T50">12</text:span><text:span text:style-name="T51"> </text:span><text:span text:style-name="T52">וְאַל־תֵּ֤רֶא בְיוֹם־אָחִ֙יךָ֙ בְּי֣וֹם נָכְר֔וֹ וְאַל־תִּשְׂמַ֥ח לִבְנֵֽי יְהוּדָ֖ה בְּי֣וֹם אָבְדָ֑ם וְאַל־תַּגְדֵּ֥ל פִּ֖יךָ בְּי֥וֹם צָרָֽה׃<text:s/></text:span><text:span text:style-name="T53">‬</text:span>‬<text:span text:style-name="T54">13</text:span><text:span text:style-name="T55"> </text:span><text:span text:style-name="T56">אַל־תָּב֤וֹא בְשַֽׁעַר־עַמִּי֙ בְּי֣וֹם אֵידָ֔ם אַל־תֵּ֧רֶא גַם־אַתָּ֛ה בְּרָעָת֖וֹ בְּי֣וֹם אֵיד֑וֹ וְאַל־תִּשְׁלַ֥חְנָה בְחֵיל֖וֹ בְּי֥וֹם אֵידֽוֹ׃<text:s/></text:span><text:span text:style-name="T57">‬</text:span>‬<text:span text:style-name="T58">14</text:span><text:span text:style-name="T59"> </text:span><text:span text:style-name="T60">וְאַֽל־תַּעֲמֹד֙ עַל־הַפֶּ֔רֶק לְהַכְרִ֖ית אֶת־פְּלִיטָ֑יו וְאַל־תַּסְגֵּ֥ר שְׂרִידָ֖יו בְּי֥וֹם צָרָֽה׃<text:s/></text:span><text:span text:style-name="T61">‬</text:span>‬<text:span text:style-name="T62">15</text:span><text:span text:style-name="T63"> </text:span><text:span text:style-name="T64">כִּֽי־קָר֥וֹב יוֹם־יְהוָ֖ה עַל־כָּל־הַגּוֹיִ֑ם כַּאֲשֶׁ֤ר עָשִׂ֙יתָ֙ יֵעָ֣שֶׂה לָּ֔ךְ גְּמֻלְךָ֖ יָשׁ֥וּב בְּרֹאשֶֽׁךָ׃<text:s/></text:span><text:span text:style-name="T65">‬</text:span>‬<text:span text:style-name="T66">16</text:span><text:span text:style-name="T67"> </text:span><text:span text:style-name="T68">כִּ֗י כַּֽאֲשֶׁ֤ר שְׁתִיתֶם֙ עַל־הַ֣ר קָדְשִׁ֔י יִשְׁתּ֥וּ כָֽל־הַגּוֹיִ֖ם תָּמִ֑יד וְשָׁת֣וּ וְלָע֔וּ וְהָי֖וּ כְּל֥וֹא הָֽיוּ׃<text:s/></text:span><text:span text:style-name="T69">‬</text:span>‬<text:span text:style-name="T70">17</text:span><text:span text:style-name="T71"> </text:span><text:span text:style-name="T72">וּבְהַ֥ר צִיּ֛וֹן תִּהְיֶ֥ה פְלֵיטָ֖ה וְהָ֣יָה קֹ֑דֶשׁ וְיָֽרְשׁוּ֙ בֵּ֣ית יַֽעֲקֹ֔ב אֵ֖ת מוֹרָֽשֵׁיהֶם׃<text:s/></text:span><text:span text:style-name="T73">‬</text:span>‬<text:span text:style-name="T74">18</text:span><text:span text:style-name="T75"> </text:span><text:span text:style-name="T76">וְהָיָה֩ בֵית־יַעֲקֹ֨ב אֵ֜שׁ וּבֵ֧ית יוֹסֵ֣ף לֶהָבָ֗ה וּבֵ֤ית עֵשָׂו֙ לְקַ֔שׁ וְדָלְק֥וּ בָהֶ֖ם וַאֲכָל֑וּם וְלֹֽא־יִֽהְיֶ֤ה שָׂרִיד֙ לְבֵ֣ית עֵשָׂ֔ו כִּ֥י יְהוָ֖ה דִּבֵּֽר׃<text:s/></text:span><text:span text:style-name="T77">‬</text:span>‬<text:span text:style-name="T78">19</text:span><text:span text:style-name="T79"> </text:span><text:span text:style-name="T80">וְיָרְשׁ֨וּ הַנֶּ֜גֶב אֶת־הַ֣ר עֵשָׂ֗ו וְהַשְּׁפֵלָה֙ אֶת־פְּלִשְׁתִּ֔ים וְיָרְשׁוּ֙ אֶת־שְׂדֵ֣ה אֶפְרַ֔יִם וְאֵ֖ת שְׂדֵ֣ה שֹׁמְר֑וֹן וּבִנְיָמִ֖ן אֶת־הַגִּלְעָֽד׃<text:s/></text:span><text:span text:style-name="T81">‬</text:span>‬<text:span text:style-name="T82">20</text:span><text:span text:style-name="T83"> </text:span><text:span text:style-name="T84">וְגָלֻ֣ת הַֽחֵל־הַ֠זֶּה לִבְנֵ֨י יִשְׂרָאֵ֤ל אֲשֶֽׁר־כְּנַעֲנִים֙ עַד־צָ֣רְפַ֔ת וְגָלֻ֥ת יְרוּשָׁלַ֖͏ִם אֲשֶׁ֣ר בִּסְפָרַ֑ד יִֽרְשׁ֕וּ אֵ֖ת עָרֵ֥י הַנֶּֽגֶב׃<text:s/></text:span><text:span text:style-name="T85">‬</text:span>‬<text:span text:style-name="T86">21</text:span><text:span text:style-name="T87"> </text:span><text:span text:style-name="T88">וְעָל֤וּ מֽוֹשִׁעִים֙ בְּהַ֣ר צִיּ֔וֹן לִשְׁפֹּ֖ט אֶת־הַ֣ר עֵשָׂ֑ו וְהָיְתָ֥ה לַֽיהוָ֖ה הַמְּלוּכָֽה׃<text:s/></text:span><text:span text:style-name="T89">‬</text:span>‬‬‬‬‬‬‬‬‬‬‬‬‬‬‬‬‬‬‬‬‬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citation" style:display-name="citation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ketiv" style:display-name="ketiv" style:family="text" style:parent-style-name="DefaultParagraphFont"/>
    <style:style style:name="qere" style:display-name="qere" style:family="text" style:parent-style-name="DefaultParagraphFon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Obadiah</dc:title>
    <dc:description/>
    <dc:subject/>
    <dc:creator>Adrian Hills</dc:creator>
    <meta:creation-date>2025-03-22T10:49:00Z</meta:creation-date>
    <dc:date>2025-03-22T10:49:00Z</dc:date>
    <meta:template xlink:href="Normal.dotm" xlink:type="simple"/>
    <meta:editing-cycles>2</meta:editing-cycles>
    <meta:editing-duration>PT0S</meta:editing-duration>
    <meta:document-statistic meta:page-count="1" meta:paragraph-count="5" meta:word-count="415" meta:character-count="2777" meta:row-count="19" meta:non-whitespace-character-count="2367"/>
  </office:meta>
</office:document-meta>
</file>